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evölkerungsbestand_Einwohn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Gebiet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xcoord</text:p>
          </table:table-cell>
          <table:table-cell table:style-name="ce1" office:value-type="string" calcext:value-type="string">
            <text:p>ycoord</text:p>
          </table:table-cell>
        </table:table-row>
        <table:table-row table:style-name="ro1">
          <table:table-cell office:value-type="string" calcext:value-type="string">
            <text:p>Zentrum</text:p>
          </table:table-cell>
          <table:table-cell office:value-type="float" office:value="1787" calcext:value-type="float">
            <text:p>1787</text:p>
          </table:table-cell>
          <table:table-cell office:value-type="float" office:value="317253.061636729" calcext:value-type="float">
            <text:p>317253,061636729</text:p>
          </table:table-cell>
          <table:table-cell office:value-type="float" office:value="5690927.71455574" calcext:value-type="float">
            <text:p>5690927,71455574</text:p>
          </table:table-cell>
        </table:table-row>
        <table:table-row table:style-name="ro1">
          <table:table-cell office:value-type="string" calcext:value-type="string">
            <text:p>Zentrum-Ost</text:p>
          </table:table-cell>
          <table:table-cell office:value-type="float" office:value="5279" calcext:value-type="float">
            <text:p>5279</text:p>
          </table:table-cell>
          <table:table-cell office:value-type="float" office:value="318154.903515915" calcext:value-type="float">
            <text:p>318154,903515915</text:p>
          </table:table-cell>
          <table:table-cell office:value-type="float" office:value="5691514.15941979" calcext:value-type="float">
            <text:p>5691514,15941979</text:p>
          </table:table-cell>
        </table:table-row>
        <table:table-row table:style-name="ro1">
          <table:table-cell office:value-type="string" calcext:value-type="string">
            <text:p>Zentrum-Südost</text:p>
          </table:table-cell>
          <table:table-cell office:value-type="float" office:value="14281" calcext:value-type="float">
            <text:p>14281</text:p>
          </table:table-cell>
          <table:table-cell office:value-type="float" office:value="318243.395713732" calcext:value-type="float">
            <text:p>318243,395713732</text:p>
          </table:table-cell>
          <table:table-cell office:value-type="float" office:value="5689259.99128695" calcext:value-type="float">
            <text:p>5689259,99128695</text:p>
          </table:table-cell>
        </table:table-row>
        <table:table-row table:style-name="ro1">
          <table:table-cell office:value-type="string" calcext:value-type="string">
            <text:p>Zentrum-Süd</text:p>
          </table:table-cell>
          <table:table-cell office:value-type="float" office:value="13396" calcext:value-type="float">
            <text:p>13396</text:p>
          </table:table-cell>
          <table:table-cell office:value-type="float" office:value="316757.454111734" calcext:value-type="float">
            <text:p>316757,454111734</text:p>
          </table:table-cell>
          <table:table-cell office:value-type="float" office:value="5689801.17020498" calcext:value-type="float">
            <text:p>5689801,17020498</text:p>
          </table:table-cell>
        </table:table-row>
        <table:table-row table:style-name="ro1">
          <table:table-cell office:value-type="string" calcext:value-type="string">
            <text:p>Zentrum-West</text:p>
          </table:table-cell>
          <table:table-cell office:value-type="float" office:value="11129" calcext:value-type="float">
            <text:p>11129</text:p>
          </table:table-cell>
          <table:table-cell office:value-type="float" office:value="316076.453150089" calcext:value-type="float">
            <text:p>316076,453150089</text:p>
          </table:table-cell>
          <table:table-cell office:value-type="float" office:value="5690665.50705074" calcext:value-type="float">
            <text:p>5690665,50705074</text:p>
          </table:table-cell>
        </table:table-row>
        <table:table-row table:style-name="ro1">
          <table:table-cell office:value-type="string" calcext:value-type="string">
            <text:p>Zentrum-Nordwest</text:p>
          </table:table-cell>
          <table:table-cell office:value-type="float" office:value="10652" calcext:value-type="float">
            <text:p>10652</text:p>
          </table:table-cell>
          <table:table-cell office:value-type="float" office:value="315615.147627193" calcext:value-type="float">
            <text:p>315615,147627193</text:p>
          </table:table-cell>
          <table:table-cell office:value-type="float" office:value="5692139.19137423" calcext:value-type="float">
            <text:p>5692139,19137423</text:p>
          </table:table-cell>
        </table:table-row>
        <table:table-row table:style-name="ro1">
          <table:table-cell office:value-type="string" calcext:value-type="string">
            <text:p>Zentrum-Nord</text:p>
          </table:table-cell>
          <table:table-cell office:value-type="float" office:value="9159" calcext:value-type="float">
            <text:p>9159</text:p>
          </table:table-cell>
          <table:table-cell office:value-type="float" office:value="317346.61279805" calcext:value-type="float">
            <text:p>317346,61279805</text:p>
          </table:table-cell>
          <table:table-cell office:value-type="float" office:value="5692337.76763989" calcext:value-type="float">
            <text:p>5692337,76763989</text:p>
          </table:table-cell>
        </table:table-row>
        <table:table-row table:style-name="ro1">
          <table:table-cell office:value-type="string" calcext:value-type="string">
            <text:p>Schönefeld-Abtnaundorf</text:p>
          </table:table-cell>
          <table:table-cell office:value-type="float" office:value="13132" calcext:value-type="float">
            <text:p>13132</text:p>
          </table:table-cell>
          <table:table-cell office:value-type="float" office:value="319605.335547518" calcext:value-type="float">
            <text:p>319605,335547518</text:p>
          </table:table-cell>
          <table:table-cell office:value-type="float" office:value="5692951.45826787" calcext:value-type="float">
            <text:p>5692951,45826787</text:p>
          </table:table-cell>
        </table:table-row>
        <table:table-row table:style-name="ro1">
          <table:table-cell office:value-type="string" calcext:value-type="string">
            <text:p>Schönefeld-Ost</text:p>
          </table:table-cell>
          <table:table-cell office:value-type="float" office:value="9851" calcext:value-type="float">
            <text:p>9851</text:p>
          </table:table-cell>
          <table:table-cell office:value-type="float" office:value="320993.543299989" calcext:value-type="float">
            <text:p>320993,543299989</text:p>
          </table:table-cell>
          <table:table-cell office:value-type="float" office:value="5693054.89948234" calcext:value-type="float">
            <text:p>5693054,89948234</text:p>
          </table:table-cell>
        </table:table-row>
        <table:table-row table:style-name="ro1">
          <table:table-cell office:value-type="string" calcext:value-type="string">
            <text:p>Mockau-Süd</text:p>
          </table:table-cell>
          <table:table-cell office:value-type="float" office:value="4819" calcext:value-type="float">
            <text:p>4819</text:p>
          </table:table-cell>
          <table:table-cell office:value-type="float" office:value="319589.126126076" calcext:value-type="float">
            <text:p>319589,126126076</text:p>
          </table:table-cell>
          <table:table-cell office:value-type="float" office:value="5694018.52261042" calcext:value-type="float">
            <text:p>5694018,52261042</text:p>
          </table:table-cell>
        </table:table-row>
        <table:table-row table:style-name="ro1">
          <table:table-cell office:value-type="string" calcext:value-type="string">
            <text:p>Mockau-Nord</text:p>
          </table:table-cell>
          <table:table-cell office:value-type="float" office:value="11123" calcext:value-type="float">
            <text:p>11123</text:p>
          </table:table-cell>
          <table:table-cell office:value-type="float" office:value="319721.685622609" calcext:value-type="float">
            <text:p>319721,685622609</text:p>
          </table:table-cell>
          <table:table-cell office:value-type="float" office:value="5695702.4434431" calcext:value-type="float">
            <text:p>5695702,4434431</text:p>
          </table:table-cell>
        </table:table-row>
        <table:table-row table:style-name="ro1">
          <table:table-cell office:value-type="string" calcext:value-type="string">
            <text:p>Thekla</text:p>
          </table:table-cell>
          <table:table-cell office:value-type="float" office:value="5896" calcext:value-type="float">
            <text:p>5896</text:p>
          </table:table-cell>
          <table:table-cell office:value-type="float" office:value="321632.773506238" calcext:value-type="float">
            <text:p>321632,773506238</text:p>
          </table:table-cell>
          <table:table-cell office:value-type="float" office:value="5695637.45815061" calcext:value-type="float">
            <text:p>5695637,45815061</text:p>
          </table:table-cell>
        </table:table-row>
        <table:table-row table:style-name="ro1">
          <table:table-cell office:value-type="string" calcext:value-type="string">
            <text:p>Plaußig-Portitz</text:p>
          </table:table-cell>
          <table:table-cell office:value-type="float" office:value="2759" calcext:value-type="float">
            <text:p>2759</text:p>
          </table:table-cell>
          <table:table-cell office:value-type="float" office:value="322931.41030928" calcext:value-type="float">
            <text:p>322931,41030928</text:p>
          </table:table-cell>
          <table:table-cell office:value-type="float" office:value="5696640.35982168" calcext:value-type="float">
            <text:p>5696640,35982168</text:p>
          </table:table-cell>
        </table:table-row>
        <table:table-row table:style-name="ro1">
          <table:table-cell office:value-type="string" calcext:value-type="string">
            <text:p>Neustadt-Neuschönefeld</text:p>
          </table:table-cell>
          <table:table-cell office:value-type="float" office:value="13148" calcext:value-type="float">
            <text:p>13148</text:p>
          </table:table-cell>
          <table:table-cell office:value-type="float" office:value="318993.914409979" calcext:value-type="float">
            <text:p>318993,914409979</text:p>
          </table:table-cell>
          <table:table-cell office:value-type="float" office:value="5691240.08749539" calcext:value-type="float">
            <text:p>5691240,08749539</text:p>
          </table:table-cell>
        </table:table-row>
        <table:table-row table:style-name="ro1">
          <table:table-cell office:value-type="string" calcext:value-type="string">
            <text:p>Volkmarsdorf</text:p>
          </table:table-cell>
          <table:table-cell office:value-type="float" office:value="13174" calcext:value-type="float">
            <text:p>13174</text:p>
          </table:table-cell>
          <table:table-cell office:value-type="float" office:value="319897.58301006" calcext:value-type="float">
            <text:p>319897,58301006</text:p>
          </table:table-cell>
          <table:table-cell office:value-type="float" office:value="5691321.48963042" calcext:value-type="float">
            <text:p>5691321,48963042</text:p>
          </table:table-cell>
        </table:table-row>
        <table:table-row table:style-name="ro1">
          <table:table-cell office:value-type="string" calcext:value-type="string">
            <text:p>Anger-Crottendorf</text:p>
          </table:table-cell>
          <table:table-cell office:value-type="float" office:value="12057" calcext:value-type="float">
            <text:p>12057</text:p>
          </table:table-cell>
          <table:table-cell office:value-type="float" office:value="320326.940715924" calcext:value-type="float">
            <text:p>320326,940715924</text:p>
          </table:table-cell>
          <table:table-cell office:value-type="float" office:value="5690208.95971978" calcext:value-type="float">
            <text:p>5690208,95971978</text:p>
          </table:table-cell>
        </table:table-row>
        <table:table-row table:style-name="ro1">
          <table:table-cell office:value-type="string" calcext:value-type="string">
            <text:p>Sellerhausen-Stünz</text:p>
          </table:table-cell>
          <table:table-cell office:value-type="float" office:value="9368" calcext:value-type="float">
            <text:p>9368</text:p>
          </table:table-cell>
          <table:table-cell office:value-type="float" office:value="321398.464194304" calcext:value-type="float">
            <text:p>321398,464194304</text:p>
          </table:table-cell>
          <table:table-cell office:value-type="float" office:value="5691338.77214204" calcext:value-type="float">
            <text:p>5691338,77214204</text:p>
          </table:table-cell>
        </table:table-row>
        <table:table-row table:style-name="ro1">
          <table:table-cell office:value-type="string" calcext:value-type="string">
            <text:p>Paunsdorf</text:p>
          </table:table-cell>
          <table:table-cell office:value-type="float" office:value="14323" calcext:value-type="float">
            <text:p>14323</text:p>
          </table:table-cell>
          <table:table-cell office:value-type="float" office:value="322978.6463699" calcext:value-type="float">
            <text:p>322978,6463699</text:p>
          </table:table-cell>
          <table:table-cell office:value-type="float" office:value="5691974.57317441" calcext:value-type="float">
            <text:p>5691974,57317441</text:p>
          </table:table-cell>
        </table:table-row>
        <table:table-row table:style-name="ro1">
          <table:table-cell office:value-type="string" calcext:value-type="string">
            <text:p>Heiterblick</text:p>
          </table:table-cell>
          <table:table-cell office:value-type="float" office:value="3717" calcext:value-type="float">
            <text:p>3717</text:p>
          </table:table-cell>
          <table:table-cell office:value-type="float" office:value="323791.084984878" calcext:value-type="float">
            <text:p>323791,084984878</text:p>
          </table:table-cell>
          <table:table-cell office:value-type="float" office:value="5693023.35344509" calcext:value-type="float">
            <text:p>5693023,35344509</text:p>
          </table:table-cell>
        </table:table-row>
        <table:table-row table:style-name="ro1">
          <table:table-cell office:value-type="string" calcext:value-type="string">
            <text:p>Mölkau</text:p>
          </table:table-cell>
          <table:table-cell office:value-type="float" office:value="6025" calcext:value-type="float">
            <text:p>6025</text:p>
          </table:table-cell>
          <table:table-cell office:value-type="float" office:value="322408.84907782" calcext:value-type="float">
            <text:p>322408,84907782</text:p>
          </table:table-cell>
          <table:table-cell office:value-type="float" office:value="5689463.39754569" calcext:value-type="float">
            <text:p>5689463,39754569</text:p>
          </table:table-cell>
        </table:table-row>
        <table:table-row table:style-name="ro1">
          <table:table-cell office:value-type="string" calcext:value-type="string">
            <text:p>Engelsdorf</text:p>
          </table:table-cell>
          <table:table-cell office:value-type="float" office:value="9296" calcext:value-type="float">
            <text:p>9296</text:p>
          </table:table-cell>
          <table:table-cell office:value-type="float" office:value="325071.397129587" calcext:value-type="float">
            <text:p>325071,397129587</text:p>
          </table:table-cell>
          <table:table-cell office:value-type="float" office:value="5690775.37022464" calcext:value-type="float">
            <text:p>5690775,37022464</text:p>
          </table:table-cell>
        </table:table-row>
        <table:table-row table:style-name="ro1">
          <table:table-cell office:value-type="string" calcext:value-type="string">
            <text:p>Baalsdorf</text:p>
          </table:table-cell>
          <table:table-cell office:value-type="float" office:value="1847" calcext:value-type="float">
            <text:p>1847</text:p>
          </table:table-cell>
          <table:table-cell office:value-type="float" office:value="325010.86679895" calcext:value-type="float">
            <text:p>325010,86679895</text:p>
          </table:table-cell>
          <table:table-cell office:value-type="float" office:value="5688731.17648985" calcext:value-type="float">
            <text:p>5688731,17648985</text:p>
          </table:table-cell>
        </table:table-row>
        <table:table-row table:style-name="ro1">
          <table:table-cell office:value-type="string" calcext:value-type="string">
            <text:p>Althen-Kleinpösna</text:p>
          </table:table-cell>
          <table:table-cell office:value-type="float" office:value="2131" calcext:value-type="float">
            <text:p>2131</text:p>
          </table:table-cell>
          <table:table-cell office:value-type="float" office:value="327266.654880267" calcext:value-type="float">
            <text:p>327266,654880267</text:p>
          </table:table-cell>
          <table:table-cell office:value-type="float" office:value="5688789.27080699" calcext:value-type="float">
            <text:p>5688789,27080699</text:p>
          </table:table-cell>
        </table:table-row>
        <table:table-row table:style-name="ro1">
          <table:table-cell office:value-type="string" calcext:value-type="string">
            <text:p>Reudnitz-Thonberg</text:p>
          </table:table-cell>
          <table:table-cell office:value-type="float" office:value="22626" calcext:value-type="float">
            <text:p>22626</text:p>
          </table:table-cell>
          <table:table-cell office:value-type="float" office:value="319148.266445888" calcext:value-type="float">
            <text:p>319148,266445888</text:p>
          </table:table-cell>
          <table:table-cell office:value-type="float" office:value="5689757.46677043" calcext:value-type="float">
            <text:p>5689757,46677043</text:p>
          </table:table-cell>
        </table:table-row>
        <table:table-row table:style-name="ro1">
          <table:table-cell office:value-type="string" calcext:value-type="string">
            <text:p>Stötteritz</text:p>
          </table:table-cell>
          <table:table-cell office:value-type="float" office:value="17519" calcext:value-type="float">
            <text:p>17519</text:p>
          </table:table-cell>
          <table:table-cell office:value-type="float" office:value="320544.867868263" calcext:value-type="float">
            <text:p>320544,867868263</text:p>
          </table:table-cell>
          <table:table-cell office:value-type="float" office:value="5688415.37664728" calcext:value-type="float">
            <text:p>5688415,37664728</text:p>
          </table:table-cell>
        </table:table-row>
        <table:table-row table:style-name="ro1">
          <table:table-cell office:value-type="string" calcext:value-type="string">
            <text:p>Probstheida</text:p>
          </table:table-cell>
          <table:table-cell office:value-type="float" office:value="6669" calcext:value-type="float">
            <text:p>6669</text:p>
          </table:table-cell>
          <table:table-cell office:value-type="float" office:value="320492.876645491" calcext:value-type="float">
            <text:p>320492,876645491</text:p>
          </table:table-cell>
          <table:table-cell office:value-type="float" office:value="5686837.35672" calcext:value-type="float">
            <text:p>5686837,35672</text:p>
          </table:table-cell>
        </table:table-row>
        <table:table-row table:style-name="ro1">
          <table:table-cell office:value-type="string" calcext:value-type="string">
            <text:p>Meusdorf</text:p>
          </table:table-cell>
          <table:table-cell office:value-type="float" office:value="3359" calcext:value-type="float">
            <text:p>3359</text:p>
          </table:table-cell>
          <table:table-cell office:value-type="float" office:value="321013.352988098" calcext:value-type="float">
            <text:p>321013,352988098</text:p>
          </table:table-cell>
          <table:table-cell office:value-type="float" office:value="5685143.90896011" calcext:value-type="float">
            <text:p>5685143,90896011</text:p>
          </table:table-cell>
        </table:table-row>
        <table:table-row table:style-name="ro1">
          <table:table-cell office:value-type="string" calcext:value-type="string">
            <text:p>Liebertwolkwitz</text:p>
          </table:table-cell>
          <table:table-cell office:value-type="float" office:value="5387" calcext:value-type="float">
            <text:p>5387</text:p>
          </table:table-cell>
          <table:table-cell office:value-type="float" office:value="323486.941979731" calcext:value-type="float">
            <text:p>323486,941979731</text:p>
          </table:table-cell>
          <table:table-cell office:value-type="float" office:value="5683652.35235853" calcext:value-type="float">
            <text:p>5683652,35235853</text:p>
          </table:table-cell>
        </table:table-row>
        <table:table-row table:style-name="ro1">
          <table:table-cell office:value-type="string" calcext:value-type="string">
            <text:p>Holzhausen</text:p>
          </table:table-cell>
          <table:table-cell office:value-type="float" office:value="6630" calcext:value-type="float">
            <text:p>6630</text:p>
          </table:table-cell>
          <table:table-cell office:value-type="float" office:value="323925.506433765" calcext:value-type="float">
            <text:p>323925,506433765</text:p>
          </table:table-cell>
          <table:table-cell office:value-type="float" office:value="5686565.0985791" calcext:value-type="float">
            <text:p>5686565,0985791</text:p>
          </table:table-cell>
        </table:table-row>
        <table:table-row table:style-name="ro1">
          <table:table-cell office:value-type="string" calcext:value-type="string">
            <text:p>Südvorstadt</text:p>
          </table:table-cell>
          <table:table-cell office:value-type="float" office:value="26019" calcext:value-type="float">
            <text:p>26019</text:p>
          </table:table-cell>
          <table:table-cell office:value-type="float" office:value="316841.268254843" calcext:value-type="float">
            <text:p>316841,268254843</text:p>
          </table:table-cell>
          <table:table-cell office:value-type="float" office:value="5688733.42086251" calcext:value-type="float">
            <text:p>5688733,42086251</text:p>
          </table:table-cell>
        </table:table-row>
        <table:table-row table:style-name="ro1">
          <table:table-cell office:value-type="string" calcext:value-type="string">
            <text:p>Connewitz</text:p>
          </table:table-cell>
          <table:table-cell office:value-type="float" office:value="19328" calcext:value-type="float">
            <text:p>19328</text:p>
          </table:table-cell>
          <table:table-cell office:value-type="float" office:value="316392.957929592" calcext:value-type="float">
            <text:p>316392,957929592</text:p>
          </table:table-cell>
          <table:table-cell office:value-type="float" office:value="5687024.96315126" calcext:value-type="float">
            <text:p>5687024,96315126</text:p>
          </table:table-cell>
        </table:table-row>
        <table:table-row table:style-name="ro1">
          <table:table-cell office:value-type="string" calcext:value-type="string">
            <text:p>Marienbrunn</text:p>
          </table:table-cell>
          <table:table-cell office:value-type="float" office:value="6125" calcext:value-type="float">
            <text:p>6125</text:p>
          </table:table-cell>
          <table:table-cell office:value-type="float" office:value="318664.32492601" calcext:value-type="float">
            <text:p>318664,32492601</text:p>
          </table:table-cell>
          <table:table-cell office:value-type="float" office:value="5687303.07714599" calcext:value-type="float">
            <text:p>5687303,07714599</text:p>
          </table:table-cell>
        </table:table-row>
        <table:table-row table:style-name="ro1">
          <table:table-cell office:value-type="string" calcext:value-type="string">
            <text:p>Lößnig</text:p>
          </table:table-cell>
          <table:table-cell office:value-type="float" office:value="10888" calcext:value-type="float">
            <text:p>10888</text:p>
          </table:table-cell>
          <table:table-cell office:value-type="float" office:value="318493.999858341" calcext:value-type="float">
            <text:p>318493,999858341</text:p>
          </table:table-cell>
          <table:table-cell office:value-type="float" office:value="5686259.89844245" calcext:value-type="float">
            <text:p>5686259,89844245</text:p>
          </table:table-cell>
        </table:table-row>
        <table:table-row table:style-name="ro1">
          <table:table-cell office:value-type="string" calcext:value-type="string">
            <text:p>Dölitz-Dösen</text:p>
          </table:table-cell>
          <table:table-cell office:value-type="float" office:value="4602" calcext:value-type="float">
            <text:p>4602</text:p>
          </table:table-cell>
          <table:table-cell office:value-type="float" office:value="318609.997660741" calcext:value-type="float">
            <text:p>318609,997660741</text:p>
          </table:table-cell>
          <table:table-cell office:value-type="float" office:value="5685120.88596422" calcext:value-type="float">
            <text:p>5685120,88596422</text:p>
          </table:table-cell>
        </table:table-row>
        <table:table-row table:style-name="ro1">
          <table:table-cell office:value-type="string" calcext:value-type="string">
            <text:p>Schleußig</text:p>
          </table:table-cell>
          <table:table-cell office:value-type="float" office:value="12858" calcext:value-type="float">
            <text:p>12858</text:p>
          </table:table-cell>
          <table:table-cell office:value-type="float" office:value="315127.165194121" calcext:value-type="float">
            <text:p>315127,165194121</text:p>
          </table:table-cell>
          <table:table-cell office:value-type="float" office:value="5688865.83364856" calcext:value-type="float">
            <text:p>5688865,83364856</text:p>
          </table:table-cell>
        </table:table-row>
        <table:table-row table:style-name="ro1">
          <table:table-cell office:value-type="string" calcext:value-type="string">
            <text:p>Plagwitz</text:p>
          </table:table-cell>
          <table:table-cell office:value-type="float" office:value="16297" calcext:value-type="float">
            <text:p>16297</text:p>
          </table:table-cell>
          <table:table-cell office:value-type="float" office:value="314175.835987841" calcext:value-type="float">
            <text:p>314175,835987841</text:p>
          </table:table-cell>
          <table:table-cell office:value-type="float" office:value="5689470.90007788" calcext:value-type="float">
            <text:p>5689470,90007788</text:p>
          </table:table-cell>
        </table:table-row>
        <table:table-row table:style-name="ro1">
          <table:table-cell office:value-type="string" calcext:value-type="string">
            <text:p>Kleinzschocher</text:p>
          </table:table-cell>
          <table:table-cell office:value-type="float" office:value="10297" calcext:value-type="float">
            <text:p>10297</text:p>
          </table:table-cell>
          <table:table-cell office:value-type="float" office:value="313670.835535161" calcext:value-type="float">
            <text:p>313670,835535161</text:p>
          </table:table-cell>
          <table:table-cell office:value-type="float" office:value="5688100.85914947" calcext:value-type="float">
            <text:p>5688100,85914947</text:p>
          </table:table-cell>
        </table:table-row>
        <table:table-row table:style-name="ro1">
          <table:table-cell office:value-type="string" calcext:value-type="string">
            <text:p>Großzschocher</text:p>
          </table:table-cell>
          <table:table-cell office:value-type="float" office:value="9199" calcext:value-type="float">
            <text:p>9199</text:p>
          </table:table-cell>
          <table:table-cell office:value-type="float" office:value="312608.14146286" calcext:value-type="float">
            <text:p>312608,14146286</text:p>
          </table:table-cell>
          <table:table-cell office:value-type="float" office:value="5685965.9017426" calcext:value-type="float">
            <text:p>5685965,9017426</text:p>
          </table:table-cell>
        </table:table-row>
        <table:table-row table:style-name="ro1">
          <table:table-cell office:value-type="string" calcext:value-type="string">
            <text:p>Knautkleeberg-Knauthain</text:p>
          </table:table-cell>
          <table:table-cell office:value-type="float" office:value="5659" calcext:value-type="float">
            <text:p>5659</text:p>
          </table:table-cell>
          <table:table-cell office:value-type="float" office:value="312175.95183033" calcext:value-type="float">
            <text:p>312175,95183033</text:p>
          </table:table-cell>
          <table:table-cell office:value-type="float" office:value="5684004.31785992" calcext:value-type="float">
            <text:p>5684004,31785992</text:p>
          </table:table-cell>
        </table:table-row>
        <table:table-row table:style-name="ro1">
          <table:table-cell office:value-type="string" calcext:value-type="string">
            <text:p>Hartmannsdorf-Knautnaundorf</text:p>
          </table:table-cell>
          <table:table-cell office:value-type="float" office:value="1348" calcext:value-type="float">
            <text:p>1348</text:p>
          </table:table-cell>
          <table:table-cell office:value-type="float" office:value="310100.05681628" calcext:value-type="float">
            <text:p>310100,05681628</text:p>
          </table:table-cell>
          <table:table-cell office:value-type="float" office:value="5682250.3355079" calcext:value-type="float">
            <text:p>5682250,3355079</text:p>
          </table:table-cell>
        </table:table-row>
        <table:table-row table:style-name="ro1">
          <table:table-cell office:value-type="string" calcext:value-type="string">
            <text:p>Schönau</text:p>
          </table:table-cell>
          <table:table-cell office:value-type="float" office:value="4900" calcext:value-type="float">
            <text:p>4900</text:p>
          </table:table-cell>
          <table:table-cell office:value-type="float" office:value="311210.802583878" calcext:value-type="float">
            <text:p>311210,802583878</text:p>
          </table:table-cell>
          <table:table-cell office:value-type="float" office:value="5689923.56690588" calcext:value-type="float">
            <text:p>5689923,56690588</text:p>
          </table:table-cell>
        </table:table-row>
        <table:table-row table:style-name="ro1">
          <table:table-cell office:value-type="string" calcext:value-type="string">
            <text:p>Grünau-Ost</text:p>
          </table:table-cell>
          <table:table-cell office:value-type="float" office:value="7739" calcext:value-type="float">
            <text:p>7739</text:p>
          </table:table-cell>
          <table:table-cell office:value-type="float" office:value="311928.159376588" calcext:value-type="float">
            <text:p>311928,159376588</text:p>
          </table:table-cell>
          <table:table-cell office:value-type="float" office:value="5688986.85751987" calcext:value-type="float">
            <text:p>5688986,85751987</text:p>
          </table:table-cell>
        </table:table-row>
        <table:table-row table:style-name="ro1">
          <table:table-cell office:value-type="string" calcext:value-type="string">
            <text:p>Grünau-Mitte</text:p>
          </table:table-cell>
          <table:table-cell office:value-type="float" office:value="13490" calcext:value-type="float">
            <text:p>13490</text:p>
          </table:table-cell>
          <table:table-cell office:value-type="float" office:value="311044.928617662" calcext:value-type="float">
            <text:p>311044,928617662</text:p>
          </table:table-cell>
          <table:table-cell office:value-type="float" office:value="5688569.2684873" calcext:value-type="float">
            <text:p>5688569,2684873</text:p>
          </table:table-cell>
        </table:table-row>
        <table:table-row table:style-name="ro1">
          <table:table-cell office:value-type="string" calcext:value-type="string">
            <text:p>Grünau-Siedlung</text:p>
          </table:table-cell>
          <table:table-cell office:value-type="float" office:value="3851" calcext:value-type="float">
            <text:p>3851</text:p>
          </table:table-cell>
          <table:table-cell office:value-type="float" office:value="310642.074286838" calcext:value-type="float">
            <text:p>310642,074286838</text:p>
          </table:table-cell>
          <table:table-cell office:value-type="float" office:value="5688020.92214781" calcext:value-type="float">
            <text:p>5688020,92214781</text:p>
          </table:table-cell>
        </table:table-row>
        <table:table-row table:style-name="ro1">
          <table:table-cell office:value-type="string" calcext:value-type="string">
            <text:p>Lausen-Grünau</text:p>
          </table:table-cell>
          <table:table-cell office:value-type="float" office:value="13085" calcext:value-type="float">
            <text:p>13085</text:p>
          </table:table-cell>
          <table:table-cell office:value-type="float" office:value="309007.007064775" calcext:value-type="float">
            <text:p>309007,007064775</text:p>
          </table:table-cell>
          <table:table-cell office:value-type="float" office:value="5687658.27442452" calcext:value-type="float">
            <text:p>5687658,27442452</text:p>
          </table:table-cell>
        </table:table-row>
        <table:table-row table:style-name="ro1">
          <table:table-cell office:value-type="string" calcext:value-type="string">
            <text:p>Grünau-Nord</text:p>
          </table:table-cell>
          <table:table-cell office:value-type="float" office:value="8859" calcext:value-type="float">
            <text:p>8859</text:p>
          </table:table-cell>
          <table:table-cell office:value-type="float" office:value="309697.664153047" calcext:value-type="float">
            <text:p>309697,664153047</text:p>
          </table:table-cell>
          <table:table-cell office:value-type="float" office:value="5689141.94606416" calcext:value-type="float">
            <text:p>5689141,94606416</text:p>
          </table:table-cell>
        </table:table-row>
        <table:table-row table:style-name="ro1">
          <table:table-cell office:value-type="string" calcext:value-type="string">
            <text:p>Miltitz</text:p>
          </table:table-cell>
          <table:table-cell office:value-type="float" office:value="1938" calcext:value-type="float">
            <text:p>1938</text:p>
          </table:table-cell>
          <table:table-cell office:value-type="float" office:value="308677.335884735" calcext:value-type="float">
            <text:p>308677,335884735</text:p>
          </table:table-cell>
          <table:table-cell office:value-type="float" office:value="5689524.89625266" calcext:value-type="float">
            <text:p>5689524,89625266</text:p>
          </table:table-cell>
        </table:table-row>
        <table:table-row table:style-name="ro1">
          <table:table-cell office:value-type="string" calcext:value-type="string">
            <text:p>Lindenau</text:p>
          </table:table-cell>
          <table:table-cell office:value-type="float" office:value="8359" calcext:value-type="float">
            <text:p>8359</text:p>
          </table:table-cell>
          <table:table-cell office:value-type="float" office:value="314426.260441156" calcext:value-type="float">
            <text:p>314426,260441156</text:p>
          </table:table-cell>
          <table:table-cell office:value-type="float" office:value="5690293.76694322" calcext:value-type="float">
            <text:p>5690293,76694322</text:p>
          </table:table-cell>
        </table:table-row>
        <table:table-row table:style-name="ro1">
          <table:table-cell office:value-type="string" calcext:value-type="string">
            <text:p>Altlindenau</text:p>
          </table:table-cell>
          <table:table-cell office:value-type="float" office:value="18263" calcext:value-type="float">
            <text:p>18263</text:p>
          </table:table-cell>
          <table:table-cell office:value-type="float" office:value="314101.83326794" calcext:value-type="float">
            <text:p>314101,83326794</text:p>
          </table:table-cell>
          <table:table-cell office:value-type="float" office:value="5691140.94735707" calcext:value-type="float">
            <text:p>5691140,94735707</text:p>
          </table:table-cell>
        </table:table-row>
        <table:table-row table:style-name="ro1">
          <table:table-cell office:value-type="string" calcext:value-type="string">
            <text:p>Neulindenau</text:p>
          </table:table-cell>
          <table:table-cell office:value-type="float" office:value="7109" calcext:value-type="float">
            <text:p>7109</text:p>
          </table:table-cell>
          <table:table-cell office:value-type="float" office:value="312733.076557845" calcext:value-type="float">
            <text:p>312733,076557845</text:p>
          </table:table-cell>
          <table:table-cell office:value-type="float" office:value="5690146.47862892" calcext:value-type="float">
            <text:p>5690146,47862892</text:p>
          </table:table-cell>
        </table:table-row>
        <table:table-row table:style-name="ro1">
          <table:table-cell office:value-type="string" calcext:value-type="string">
            <text:p>Leutzsch</text:p>
          </table:table-cell>
          <table:table-cell office:value-type="float" office:value="10452" calcext:value-type="float">
            <text:p>10452</text:p>
          </table:table-cell>
          <table:table-cell office:value-type="float" office:value="313238.587489702" calcext:value-type="float">
            <text:p>313238,587489702</text:p>
          </table:table-cell>
          <table:table-cell office:value-type="float" office:value="5692451.63354429" calcext:value-type="float">
            <text:p>5692451,63354429</text:p>
          </table:table-cell>
        </table:table-row>
        <table:table-row table:style-name="ro1">
          <table:table-cell office:value-type="string" calcext:value-type="string">
            <text:p>Böhlitz-Ehrenberg</text:p>
          </table:table-cell>
          <table:table-cell office:value-type="float" office:value="10212" calcext:value-type="float">
            <text:p>10212</text:p>
          </table:table-cell>
          <table:table-cell office:value-type="float" office:value="310224.830016591" calcext:value-type="float">
            <text:p>310224,830016591</text:p>
          </table:table-cell>
          <table:table-cell office:value-type="float" office:value="5693409.90124868" calcext:value-type="float">
            <text:p>5693409,90124868</text:p>
          </table:table-cell>
        </table:table-row>
        <table:table-row table:style-name="ro1">
          <table:table-cell office:value-type="string" calcext:value-type="string">
            <text:p>Burghausen-Rückmarsdorf</text:p>
          </table:table-cell>
          <table:table-cell office:value-type="float" office:value="4788" calcext:value-type="float">
            <text:p>4788</text:p>
          </table:table-cell>
          <table:table-cell office:value-type="float" office:value="309657.04713569" calcext:value-type="float">
            <text:p>309657,04713569</text:p>
          </table:table-cell>
          <table:table-cell office:value-type="float" office:value="5691726.50975153" calcext:value-type="float">
            <text:p>5691726,50975153</text:p>
          </table:table-cell>
        </table:table-row>
        <table:table-row table:style-name="ro1">
          <table:table-cell office:value-type="string" calcext:value-type="string">
            <text:p>Möckern</text:p>
          </table:table-cell>
          <table:table-cell office:value-type="float" office:value="16114" calcext:value-type="float">
            <text:p>16114</text:p>
          </table:table-cell>
          <table:table-cell office:value-type="float" office:value="315018.220173656" calcext:value-type="float">
            <text:p>315018,220173656</text:p>
          </table:table-cell>
          <table:table-cell office:value-type="float" office:value="5694554.93499356" calcext:value-type="float">
            <text:p>5694554,93499356</text:p>
          </table:table-cell>
        </table:table-row>
        <table:table-row table:style-name="ro1">
          <table:table-cell office:value-type="string" calcext:value-type="string">
            <text:p>Wahren</text:p>
          </table:table-cell>
          <table:table-cell office:value-type="float" office:value="7122" calcext:value-type="float">
            <text:p>7122</text:p>
          </table:table-cell>
          <table:table-cell office:value-type="float" office:value="312851.070022056" calcext:value-type="float">
            <text:p>312851,070022056</text:p>
          </table:table-cell>
          <table:table-cell office:value-type="float" office:value="5694598.28596772" calcext:value-type="float">
            <text:p>5694598,28596772</text:p>
          </table:table-cell>
        </table:table-row>
        <table:table-row table:style-name="ro1">
          <table:table-cell office:value-type="string" calcext:value-type="string">
            <text:p>Lützschena-Stahmeln</text:p>
          </table:table-cell>
          <table:table-cell office:value-type="float" office:value="4168" calcext:value-type="float">
            <text:p>4168</text:p>
          </table:table-cell>
          <table:table-cell office:value-type="float" office:value="311118.818025032" calcext:value-type="float">
            <text:p>311118,818025032</text:p>
          </table:table-cell>
          <table:table-cell office:value-type="float" office:value="5697019.44737031" calcext:value-type="float">
            <text:p>5697019,44737031</text:p>
          </table:table-cell>
        </table:table-row>
        <table:table-row table:style-name="ro1">
          <table:table-cell office:value-type="string" calcext:value-type="string">
            <text:p>Lindenthal</text:p>
          </table:table-cell>
          <table:table-cell office:value-type="float" office:value="6635" calcext:value-type="float">
            <text:p>6635</text:p>
          </table:table-cell>
          <table:table-cell office:value-type="float" office:value="314495.216820176" calcext:value-type="float">
            <text:p>314495,216820176</text:p>
          </table:table-cell>
          <table:table-cell office:value-type="float" office:value="5697806.75484074" calcext:value-type="float">
            <text:p>5697806,75484074</text:p>
          </table:table-cell>
        </table:table-row>
        <table:table-row table:style-name="ro1">
          <table:table-cell office:value-type="string" calcext:value-type="string">
            <text:p>Gohlis-Süd</text:p>
          </table:table-cell>
          <table:table-cell office:value-type="float" office:value="18761" calcext:value-type="float">
            <text:p>18761</text:p>
          </table:table-cell>
          <table:table-cell office:value-type="float" office:value="316269.721117532" calcext:value-type="float">
            <text:p>316269,721117532</text:p>
          </table:table-cell>
          <table:table-cell office:value-type="float" office:value="5693239.60315434" calcext:value-type="float">
            <text:p>5693239,60315434</text:p>
          </table:table-cell>
        </table:table-row>
        <table:table-row table:style-name="ro1">
          <table:table-cell office:value-type="string" calcext:value-type="string">
            <text:p>Gohlis-Mitte</text:p>
          </table:table-cell>
          <table:table-cell office:value-type="float" office:value="17275" calcext:value-type="float">
            <text:p>17275</text:p>
          </table:table-cell>
          <table:table-cell office:value-type="float" office:value="316962.510340736" calcext:value-type="float">
            <text:p>316962,510340736</text:p>
          </table:table-cell>
          <table:table-cell office:value-type="float" office:value="5694024.86422139" calcext:value-type="float">
            <text:p>5694024,86422139</text:p>
          </table:table-cell>
        </table:table-row>
        <table:table-row table:style-name="ro1">
          <table:table-cell office:value-type="string" calcext:value-type="string">
            <text:p>Gohlis-Nord</text:p>
          </table:table-cell>
          <table:table-cell office:value-type="float" office:value="9607" calcext:value-type="float">
            <text:p>9607</text:p>
          </table:table-cell>
          <table:table-cell office:value-type="float" office:value="316881.868521552" calcext:value-type="float">
            <text:p>316881,868521552</text:p>
          </table:table-cell>
          <table:table-cell office:value-type="float" office:value="5695065.21092575" calcext:value-type="float">
            <text:p>5695065,21092575</text:p>
          </table:table-cell>
        </table:table-row>
        <table:table-row table:style-name="ro1">
          <table:table-cell office:value-type="string" calcext:value-type="string">
            <text:p>Eutritzsch</text:p>
          </table:table-cell>
          <table:table-cell office:value-type="float" office:value="14641" calcext:value-type="float">
            <text:p>14641</text:p>
          </table:table-cell>
          <table:table-cell office:value-type="float" office:value="318227.961550617" calcext:value-type="float">
            <text:p>318227,961550617</text:p>
          </table:table-cell>
          <table:table-cell office:value-type="float" office:value="5694416.77505061" calcext:value-type="float">
            <text:p>5694416,77505061</text:p>
          </table:table-cell>
        </table:table-row>
        <table:table-row table:style-name="ro1">
          <table:table-cell office:value-type="string" calcext:value-type="string">
            <text:p>Seehausen</text:p>
          </table:table-cell>
          <table:table-cell office:value-type="float" office:value="2447" calcext:value-type="float">
            <text:p>2447</text:p>
          </table:table-cell>
          <table:table-cell office:value-type="float" office:value="321859.915280564" calcext:value-type="float">
            <text:p>321859,915280564</text:p>
          </table:table-cell>
          <table:table-cell office:value-type="float" office:value="5699665.84318731" calcext:value-type="float">
            <text:p>5699665,84318731</text:p>
          </table:table-cell>
        </table:table-row>
        <table:table-row table:style-name="ro1">
          <table:table-cell office:value-type="string" calcext:value-type="string">
            <text:p>Wiederitzsch</text:p>
          </table:table-cell>
          <table:table-cell office:value-type="float" office:value="8689" calcext:value-type="float">
            <text:p>8689</text:p>
          </table:table-cell>
          <table:table-cell office:value-type="float" office:value="317368.468146507" calcext:value-type="float">
            <text:p>317368,468146507</text:p>
          </table:table-cell>
          <table:table-cell office:value-type="float" office:value="5697877.53083895" calcext:value-type="float">
            <text:p>5697877,530838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tte</text:p>
          </table:table-cell>
          <table:table-cell office:value-type="float" office:value="65683" calcext:value-type="float">
            <text:p>65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ost</text:p>
          </table:table-cell>
          <table:table-cell office:value-type="float" office:value="47580" calcext:value-type="float">
            <text:p>47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</text:p>
          </table:table-cell>
          <table:table-cell office:value-type="float" office:value="85086" calcext:value-type="float">
            <text:p>85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dost</text:p>
          </table:table-cell>
          <table:table-cell office:value-type="float" office:value="62190" calcext:value-type="float">
            <text:p>62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d</text:p>
          </table:table-cell>
          <table:table-cell office:value-type="float" office:value="66962" calcext:value-type="float">
            <text:p>6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dwest</text:p>
          </table:table-cell>
          <table:table-cell office:value-type="float" office:value="55658" calcext:value-type="float">
            <text:p>55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53862" calcext:value-type="float">
            <text:p>53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-West</text:p>
          </table:table-cell>
          <table:table-cell office:value-type="float" office:value="59183" calcext:value-type="float">
            <text:p>59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west</text:p>
          </table:table-cell>
          <table:table-cell office:value-type="float" office:value="34039" calcext:value-type="float">
            <text:p>34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</text:p>
          </table:table-cell>
          <table:table-cell office:value-type="float" office:value="71420" calcext:value-type="float">
            <text:p>714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dt Leipzig</text:p>
          </table:table-cell>
          <table:table-cell table:style-name="ce1" office:value-type="float" office:value="601668" calcext:value-type="float">
            <text:p>6016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.00.0000</text:date>, <text:time style:data-style-name="N2" text:time-value="14:54:53.9806435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6T20:14:06.611064078</dc:date>
    <meta:editing-duration>PT6H41M55S</meta:editing-duration>
    <meta:editing-cycles>5</meta:editing-cycles>
    <meta:generator>LibreOffice/6.4.6.2$Linux_X86_64 LibreOffice_project/40$Build-2</meta:generator>
    <meta:document-statistic meta:table-count="1" meta:cell-count="278" meta:object-count="0"/>
  </office:meta>
</office:document-meta>
</file>